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45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0.734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988cm"/>
    </style:style>
    <style:style style:name="co19" style:family="table-column">
      <style:table-column-properties fo:break-before="auto" style:column-width="2.731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0.688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914cm"/>
    </style:style>
    <style:style style:name="co25" style:family="table-column">
      <style:table-column-properties fo:break-before="auto" style:column-width="0.797cm"/>
    </style:style>
    <style:style style:name="co26" style:family="table-column">
      <style:table-column-properties fo:break-before="auto" style:column-width="3.22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/>
          <table:table-cell office:value-type="string">
            <text:p>p addr</text:p>
          </table:table-cell>
          <table:table-cell office:value-type="string">
            <text:p>p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1 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b1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a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table:style-name="ce1"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f 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table:style-name="ce1"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2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000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2"/>
        </table:table-row>
        <table:table-row table:style-name="ro4">
          <table:table-cell office:value-type="string">
            <text:p>0x7fffffffde6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8</text:p>
          </table:table-cell>
          <table:table-cell office:value-type="string">
            <text:p>FA A5 ping 00 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2">
            <text:p>2</text:p>
          </table:table-cell>
          <table:table-cell office:value-type="string">
            <text:p>10110000000000001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2"/>
        </table:table-row>
        <table:table-row table:style-name="ro2">
          <table:table-cell office:value-type="string">
            <text:p>0x7fffffffde0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3d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3d1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3d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3d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0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3d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0x6403d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da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0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df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3e0 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0x7fffffffde00</text:p>
          </table:table-cell>
          <table:table-cell office:value-type="float" office:value="16">
            <text:p>16</text:p>
          </table:table-cell>
          <table:table-cell office:value-type="string">
            <text:p>000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2"/>
        </table:table-row>
        <table:table-row table:style-name="ro2">
          <table:table-cell office:value-type="string">
            <text:p>0x7fffffffdd2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c1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c11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c1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c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d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ffffdd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c1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d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4" table:number-rows-repeated="10485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2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 office:value-type="string">
            <text:p>n</text:p>
          </table:table-cell>
          <table:table-cell office:value-type="string">
            <text:p>p addr</text:p>
          </table:table-cell>
          <table:table-cell office:value-type="string">
            <text:p>p</text:p>
          </table:table-cell>
          <table:table-cell office:value-type="string">
            <text:p>I/O</text:p>
          </table:table-cell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 office:value-type="string">
            <text:p>i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c1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c1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c1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c1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c1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c1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c1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c1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c20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e7cc18</text:p>
          </table:table-cell>
          <table:table-cell office:value-type="string">
            <text:p>fa a5 70 69 6e 67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xe7cc19</text:p>
          </table:table-cell>
          <table:table-cell office:value-type="string">
            <text:p>a5 70 69 6e 67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3d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3d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3d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3d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3d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3d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3d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3d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3e0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xe7cc10</text:p>
          </table:table-cell>
          <table:table-cell office:value-type="string">
            <text:p>f2 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xe7cc11</text:p>
          </table:table-cell>
          <table:table-cell office:value-type="string">
            <text:p>fa 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0xe7cc12</text:p>
          </table:table-cell>
          <table:table-cell office:value-type="string">
            <text:p>a5 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xe7cc13</text:p>
          </table:table-cell>
          <table:table-cell office:value-type="string">
            <text:p>63 63 6e 78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xe7cc18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xe7cc19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0">
            <text:p>10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xe7cc1a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5">
            <text:p>15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cc1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cc20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xe7c6cc</text:p>
          </table:table-cell>
          <table:table-cell office:value-type="string">
            <text:p>fa 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d</text:p>
          </table:table-cell>
          <table:table-cell office:value-type="string">
            <text:p>a5 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0xe7c6ce</text:p>
          </table:table-cell>
          <table:table-cell office:value-type="string">
            <text:p>70 69 6e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1">
            <text:p>5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4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6e 65 77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xe7c6cc</text:p>
          </table:table-cell>
          <table:table-cell office:value-type="string">
            <text:p>fa 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string">
            <text:p>0xe7c6cd</text:p>
          </table:table-cell>
          <table:table-cell office:value-type="string">
            <text:p>dd 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e</text:p>
          </table:table-cell>
          <table:table-cell office:value-type="string">
            <text:p>64 65 73 74 72 6f 79 66 61 63 6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a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b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9">
            <text:p>59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xe7c6cc</text:p>
          </table:table-cell>
          <table:table-cell office:value-type="string">
            <text:p>fa 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d</text:p>
          </table:table-cell>
          <table:table-cell office:value-type="string">
            <text:p>cd 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0xe7c6ce</text:p>
          </table:table-cell>
          <table:table-cell office:value-type="string">
            <text:p>70 72 65 66 69 78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6">
            <text:p>5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8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9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xe7c6cc</text:p>
          </table:table-cell>
          <table:table-cell office:value-type="string">
            <text:p>fa 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0xe7c6cd</text:p>
          </table:table-cell>
          <table:table-cell office:value-type="string">
            <text:p>bd 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0xe7c6ce</text:p>
          </table:table-cell>
          <table:table-cell office:value-type="string">
            <text:p>73 65 6c 66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4">
            <text:p>5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6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7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5">
            <text:p>5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xe7c6cc</text:p>
          </table:table-cell>
          <table:table-cell office:value-type="string">
            <text:p>fa 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string">
            <text:p>0xe7c6cd</text:p>
          </table:table-cell>
          <table:table-cell office:value-type="string">
            <text:p>ad 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0xe7c6ce</text:p>
          </table:table-cell>
          <table:table-cell office:value-type="string">
            <text:p>75 6e 72 65 67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2">
            <text:p>5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5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3">
            <text:p>5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58 58 58 58 58 58 58 58 58 58 58 58 58 58 58 58 58 58 58 58 58 58 58 58 58 58 58 58 58 58 58 58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c6a8</text:p>
          </table:table-cell>
          <table:table-cell office:value-type="string">
            <text:p>fa 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xe7c6a9</text:p>
          </table:table-cell>
          <table:table-cell office:value-type="string">
            <text:p>02 85 58 58 58 58 58 58 58 58 58 58 58 58 58 58 58 58 58 58 58 58 58 58 58 58 58 58 58 58 58 58 58 58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xe7c6a0</text:p>
          </table:table-cell>
          <table:table-cell office:value-type="string">
            <text:p>f2 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xe7c6a1</text:p>
          </table:table-cell>
          <table:table-cell office:value-type="string">
            <text:p>fa 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0xe7c6a2</text:p>
          </table:table-cell>
          <table:table-cell office:value-type="string">
            <text:p>a5 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xe7c6a3</text:p>
          </table:table-cell>
          <table:table-cell office:value-type="string">
            <text:p>63 63 6e 78 00 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xe7c6a8</text:p>
          </table:table-cell>
          <table:table-cell office:value-type="string">
            <text:p>fa 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0xe7c6a9</text:p>
          </table:table-cell>
          <table:table-cell office:value-type="string">
            <text:p>02 85 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0xe7c6ab</text:p>
          </table:table-cell>
          <table:table-cell office:value-type="string">
            <text:p>32 e3 8e e6 ef 15 c5 7f 26 60 34 fd cf af d1 05 f2 05 87 0a 7d b6 3e cd e2 8d a5 30 c0 98 3b 99 00 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xe7c6cc</text:p>
          </table:table-cell>
          <table:table-cell office:value-type="string">
            <text:p>fa 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5">
            <text:p>45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string">
            <text:p>0xe7c6cd</text:p>
          </table:table-cell>
          <table:table-cell office:value-type="string">
            <text:p>d5 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6">
            <text:p>46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0xe7c6ce</text:p>
          </table:table-cell>
          <table:table-cell office:value-type="string">
            <text:p>6e 6f 74 69 63 65 2e 74 78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7">
            <text:p>57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xe7c6d9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xe7c6da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58">
            <text:p>58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ee4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ee4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ee4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ee4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ee5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ee5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ee5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ee5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ee5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ee5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ee6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ee65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xe7ee53</text:p>
          </table:table-cell>
          <table:table-cell office:value-type="string">
            <text:p>fa bd c1 2e 4d 2e 53 52 56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xe7ee54</text:p>
          </table:table-cell>
          <table:table-cell office:value-type="string">
            <text:p>bd c1 2e 4d 2e 53 52 56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d76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d76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d76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d76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d77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d77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d77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d77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d77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d77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d78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d785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xe7ee40</text:p>
          </table:table-cell>
          <table:table-cell office:value-type="string">
            <text:p>f2 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xe7ee41</text:p>
          </table:table-cell>
          <table:table-cell office:value-type="string">
            <text:p>fa 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xe7ee42</text:p>
          </table:table-cell>
          <table:table-cell office:value-type="string">
            <text:p>fd 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xe7ee43</text:p>
          </table:table-cell>
          <table:table-cell office:value-type="string">
            <text:p>c1 2e 4d 2e 53 2e 6c 6f 63 61 6c 68 6f 73 74 00 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ee53</text:p>
          </table:table-cell>
          <table:table-cell office:value-type="string">
            <text:p>fa 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0">
            <text:p>2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0xe7ee54</text:p>
          </table:table-cell>
          <table:table-cell office:value-type="string">
            <text:p>bd 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1">
            <text:p>2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0xe7ee55</text:p>
          </table:table-cell>
          <table:table-cell office:value-type="string">
            <text:p>c1 2e 4d 2e 53 52 56 00 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9">
            <text:p>2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xe7ee5d</text:p>
          </table:table-cell>
          <table:table-cell office:value-type="string">
            <text:p>fa 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0">
            <text:p>30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xe7ee5e</text:p>
          </table:table-cell>
          <table:table-cell office:value-type="string">
            <text:p>a5 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0xe7ee5f</text:p>
          </table:table-cell>
          <table:table-cell office:value-type="string">
            <text:p>63 63 6e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6">
            <text:p>36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xe7ee64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0xe7ee65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7">
            <text:p>37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9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9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9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9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4a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4a8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f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f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f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f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50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508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xe7c490</text:p>
          </table:table-cell>
          <table:table-cell office:value-type="string">
            <text:p>f2 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xe7c491</text:p>
          </table:table-cell>
          <table:table-cell office:value-type="string">
            <text:p>fa 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xe7c492</text:p>
          </table:table-cell>
          <table:table-cell office:value-type="string">
            <text:p>01 95 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xe7c494</text:p>
          </table:table-cell>
          <table:table-cell office:value-type="string">
            <text:p>c1 2e 4d 2e 53 2e 6e 65 69 67 68 62 6f 72 68 6f 6f 6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c4a7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c4a8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ee4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ee4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ee4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ee4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ee5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ee5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ee5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ee5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ee60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xe7ee57</text:p>
          </table:table-cell>
          <table:table-cell office:value-type="string">
            <text:p>fa ad 67 75 65 73 74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5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e7ee58</text:p>
          </table:table-cell>
          <table:table-cell office:value-type="string">
            <text:p>ad 67 75 65 73 74 00 </text:p>
          </table:table-cell>
          <table:table-cell office:value-type="string">
            <text:p>|</text:p>
          </table:table-cell>
          <table:table-cell office:value-type="string">
            <text:p>0x7fffee501a50</text:p>
          </table:table-cell>
          <table:table-cell office:value-type="float" office:value="2">
            <text:p>2</text:p>
          </table:table-cell>
          <table:table-cell office:value-type="float" office:value="360454">
            <text:p>3604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d76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d76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d76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d76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d77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d77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d77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d77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d780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xe7ee40</text:p>
          </table:table-cell>
          <table:table-cell office:value-type="string">
            <text:p>f2 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xe7ee41</text:p>
          </table:table-cell>
          <table:table-cell office:value-type="string">
            <text:p>fa 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xe7ee42</text:p>
          </table:table-cell>
          <table:table-cell office:value-type="string">
            <text:p>01 95 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4">
            <text:p>4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xe7ee44</text:p>
          </table:table-cell>
          <table:table-cell office:value-type="string">
            <text:p>c1 2e 4d 2e 53 2e 6e 65 69 67 68 62 6f 72 68 6f 6f 64 00 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3">
            <text:p>23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0xe7ee57</text:p>
          </table:table-cell>
          <table:table-cell office:value-type="string">
            <text:p>fa 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4">
            <text:p>24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0xe7ee58</text:p>
          </table:table-cell>
          <table:table-cell office:value-type="string">
            <text:p>ad 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5">
            <text:p>25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0xe7ee59</text:p>
          </table:table-cell>
          <table:table-cell office:value-type="string">
            <text:p>67 75 65 73 74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1">
            <text:p>31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xe7ee5f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xe7ee60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d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d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d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d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d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dd</text:p>
          </table:table-cell>
          <table:table-cell/>
          <table:table-cell office:value-type="string">
            <text:p>|</text:p>
          </table:table-cell>
          <table:table-cell office:value-type="string">
            <text:p>0x7fffee501a6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6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6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6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6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6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6d</text:p>
          </table:table-cell>
          <table:table-cell/>
          <table:table-cell office:value-type="string">
            <text:p>|</text:p>
          </table:table-cell>
          <table:table-cell office:value-type="string">
            <text:p>0x7fffee501a4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xe7d3d0</text:p>
          </table:table-cell>
          <table:table-cell office:value-type="string">
            <text:p>f2 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xe7d3d1</text:p>
          </table:table-cell>
          <table:table-cell office:value-type="string">
            <text:p>fa 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xe7d3d2</text:p>
          </table:table-cell>
          <table:table-cell office:value-type="string">
            <text:p>c5 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xe7d3d3</text:p>
          </table:table-cell>
          <table:table-cell office:value-type="string">
            <text:p>c1 2e 4d 2e 46 41 43 45 00 00 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2">
            <text:p>12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d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dd</text:p>
          </table:table-cell>
          <table:table-cell/>
          <table:table-cell office:value-type="string">
            <text:p>|</text:p>
          </table:table-cell>
          <table:table-cell office:value-type="string">
            <text:p>0x7fffee501960</text:p>
          </table:table-cell>
          <table:table-cell office:value-type="float" office:value="13">
            <text:p>13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xe7ee40</text:p>
          </table:table-cell>
          <table:table-cell office:value-type="string">
            <text:p>f2 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xe7ee41</text:p>
          </table:table-cell>
          <table:table-cell office:value-type="string">
            <text:p>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xe7ee42</text:p>
          </table:table-cell>
          <table:table-cell office:value-type="string">
            <text:p>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xe7ee43</text:p>
          </table:table-cell>
          <table:table-cell office:value-type="string">
            <text:p>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xe7ee48</text:p>
          </table:table-cell>
          <table:table-cell office:value-type="string">
            <text:p>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xe7ee49</text:p>
          </table:table-cell>
          <table:table-cell office:value-type="string">
            <text:p>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xe7ee4b</text:p>
          </table:table-cell>
          <table:table-cell office:value-type="string">
            <text:p>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ee6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ee6d</text:p>
          </table:table-cell>
          <table:table-cell/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xe7d760</text:p>
          </table:table-cell>
          <table:table-cell office:value-type="string">
            <text:p>f2 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xe7d761</text:p>
          </table:table-cell>
          <table:table-cell office:value-type="string">
            <text:p>fa 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xe7d762</text:p>
          </table:table-cell>
          <table:table-cell office:value-type="string">
            <text:p>a5 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xe7d763</text:p>
          </table:table-cell>
          <table:table-cell office:value-type="string">
            <text:p>63 63 6e 78 00 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8">
            <text:p>8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xe7d768</text:p>
          </table:table-cell>
          <table:table-cell office:value-type="string">
            <text:p>fa 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9">
            <text:p>9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xe7d769</text:p>
          </table:table-cell>
          <table:table-cell office:value-type="string">
            <text:p>02 85 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x7fffee501a80</text:p>
          </table:table-cell>
          <table:table-cell office:value-type="float" office:value="11">
            <text:p>11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xe7d76b</text:p>
          </table:table-cell>
          <table:table-cell office:value-type="string">
            <text:p>32 e3 8e e6 ef 15 c5 7f 26 60 34 fd cf af d1 05 f2 05 87 0a 7d b6 3e cd e2 8d a5 30 c0 98 3b 99 00 00 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4">
            <text:p>44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xe7d78c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xe7d78d</text:p>
          </table:table-cell>
          <table:table-cell/>
          <table:table-cell office:value-type="string">
            <text:p>|</text:p>
          </table:table-cell>
          <table:table-cell office:value-type="string">
            <text:p>0x7fffee501a80</text:p>
          </table:table-cell>
          <table:table-cell office:value-type="float" office:value="45">
            <text:p>45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xe7d300</text:p>
          </table:table-cell>
          <table:table-cell office:value-type="string">
            <text:p>f2 fa 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1">
            <text:p>1</text:p>
          </table:table-cell>
          <table:table-cell office:value-type="float" office:value="164097">
            <text:p>16409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xe7d301</text:p>
          </table:table-cell>
          <table:table-cell office:value-type="string">
            <text:p>fa 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x7fffee501ab0</text:p>
          </table:table-cell>
          <table:table-cell office:value-type="float" office:value="2">
            <text:p>2</text:p>
          </table:table-cell>
          <table:table-cell office:value-type="float" office:value="164097">
            <text:p>16409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xe7d302</text:p>
          </table:table-cell>
          <table:table-cell office:value-type="string">
            <text:p>fd 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3">
            <text:p>3</text:p>
          </table:table-cell>
          <table:table-cell office:value-type="float" office:value="360454">
            <text:p>3604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xe7d303</text:p>
          </table:table-cell>
          <table:table-cell office:value-type="string">
            <text:p>c1 2e 4d 2e 53 2e 6c 6f 63 61 6c 68 6f 73 74 00 00 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19">
            <text:p>19</text:p>
          </table:table-cell>
          <table:table-cell office:value-type="float" office:value="491521">
            <text:p>4915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e7d313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491520">
            <text:p>49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e7d314</text:p>
          </table:table-cell>
          <table:table-cell/>
          <table:table-cell office:value-type="string">
            <text:p>|</text:p>
          </table:table-cell>
          <table:table-cell office:value-type="string">
            <text:p>0x7fffee501ab0</text:p>
          </table:table-cell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 table:number-rows-repeated="104815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 Tang</meta:initial-creator>
    <meta:creation-date>2013-05-15T21:41:08</meta:creation-date>
    <dc:date>2013-05-20T16:42:52</dc:date>
    <dc:creator>Tang Tang</dc:creator>
    <meta:editing-duration>PT2H38M6S</meta:editing-duration>
    <meta:editing-cycles>6</meta:editing-cycles>
    <meta:generator>LibreOffice/3.5$Linux_X86_64 LibreOffice_project/350m1$Build-2</meta:generator>
    <meta:document-statistic meta:table-count="3" meta:cell-count="8445" meta:object-count="0"/>
  </office:meta>
</office:document-meta>
</file>